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3fd6" officeooo:paragraph-rsid="00013fd6"/>
    </style:style>
    <style:style style:name="P2" style:family="paragraph" style:parent-style-name="Standard">
      <style:paragraph-properties fo:text-align="center" style:justify-single-word="false"/>
      <style:text-properties fo:font-weight="bold" officeooo:rsid="00013fd6" officeooo:paragraph-rsid="00013fd6" style:font-weight-asian="bold" style:font-weight-complex="bold"/>
    </style:style>
    <style:style style:name="P3" style:family="paragraph" style:parent-style-name="Standard">
      <style:text-properties officeooo:rsid="00013fd6" officeooo:paragraph-rsid="000f3956"/>
    </style:style>
    <style:style style:name="P4" style:family="paragraph" style:parent-style-name="Standard">
      <style:text-properties officeooo:rsid="00013fd6" officeooo:paragraph-rsid="0013f9cb"/>
    </style:style>
    <style:style style:name="P5" style:family="paragraph" style:parent-style-name="Standard">
      <style:text-properties officeooo:rsid="00013fd6" officeooo:paragraph-rsid="00013fd6"/>
    </style:style>
    <style:style style:name="P6" style:family="paragraph" style:parent-style-name="Standard">
      <style:text-properties officeooo:rsid="00013fd6" officeooo:paragraph-rsid="001a5755"/>
    </style:style>
    <style:style style:name="P7" style:family="paragraph" style:parent-style-name="Standard">
      <style:text-properties officeooo:rsid="0015db3f" officeooo:paragraph-rsid="0015db3f"/>
    </style:style>
    <style:style style:name="P8" style:family="paragraph" style:parent-style-name="Standard">
      <style:text-properties officeooo:rsid="0016c97b" officeooo:paragraph-rsid="0016c97b"/>
    </style:style>
    <style:style style:name="P9" style:family="paragraph" style:parent-style-name="Standard">
      <style:text-properties officeooo:rsid="00170ad4" officeooo:paragraph-rsid="00170ad4"/>
    </style:style>
    <style:style style:name="P10" style:family="paragraph" style:parent-style-name="Standard">
      <style:text-properties officeooo:rsid="00170ad4" officeooo:paragraph-rsid="001b6b75"/>
    </style:style>
    <style:style style:name="T1" style:family="text">
      <style:text-properties officeooo:rsid="00022d31"/>
    </style:style>
    <style:style style:name="T2" style:family="text">
      <style:text-properties officeooo:rsid="00038e24"/>
    </style:style>
    <style:style style:name="T3" style:family="text">
      <style:text-properties officeooo:rsid="00057a12"/>
    </style:style>
    <style:style style:name="T4" style:family="text">
      <style:text-properties officeooo:rsid="000651f0"/>
    </style:style>
    <style:style style:name="T5" style:family="text">
      <style:text-properties officeooo:rsid="000a33ac"/>
    </style:style>
    <style:style style:name="T6" style:family="text">
      <style:text-properties officeooo:rsid="000b9a45"/>
    </style:style>
    <style:style style:name="T7" style:family="text">
      <style:text-properties officeooo:rsid="000c173b"/>
    </style:style>
    <style:style style:name="T8" style:family="text">
      <style:text-properties officeooo:rsid="000db626"/>
    </style:style>
    <style:style style:name="T9" style:family="text">
      <style:text-properties officeooo:rsid="000f3956"/>
    </style:style>
    <style:style style:name="T10" style:family="text">
      <style:text-properties officeooo:rsid="00121f1f"/>
    </style:style>
    <style:style style:name="T11" style:family="text">
      <style:text-properties officeooo:rsid="0013f9cb"/>
    </style:style>
    <style:style style:name="T12" style:family="text">
      <style:text-properties officeooo:rsid="00170ad4"/>
    </style:style>
    <style:style style:name="T13" style:family="text">
      <style:text-properties officeooo:rsid="00013fd6"/>
    </style:style>
    <style:style style:name="T14" style:family="text">
      <style:text-properties officeooo:rsid="0018be56"/>
    </style:style>
    <style:style style:name="T15" style:family="text">
      <style:text-properties officeooo:rsid="001986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ild <text:span text:style-name="T5">libb64</text:span> using MinGW on Microsoft Windows</text:p>
      <text:p text:style-name="P1"/>
      <text:p text:style-name="P1">The easiest solution to build <text:span text:style-name="T6">libb64</text:span> on Windows <text:span text:style-name="T7">and MinGW</text:span> relies on qmake. Therefore, you should have Qt installed to build the library. Please note that the built library using this method does not need Qt libraries in order to function properly. We only need qmake to generate the appropriate makefiles in order to be able to build <text:span text:style-name="T8">libb64</text:span> on MinGW and Windows platform.</text:p>
      <text:p text:style-name="P1"/>
      <text:p text:style-name="P3">1. Open an instance of cmd.exe and navigate to <text:span text:style-name="T15">the src directory inside</text:span> the extracted source directory of <text:span text:style-name="T9">libb64</text:span> (e.g. <text:span text:style-name="T9">libb64-1.2/src</text:span>).</text:p>
      <text:p text:style-name="P1"/>
      <text:p text:style-name="P1">2. Then run the following commands:</text:p>
      <text:p text:style-name="P1"/>
      <text:p text:style-name="P1"><text:span text:style-name="T2">$ </text:span>erase /f <text:span text:style-name="T10">M</text:span>akefile</text:p>
      <text:p text:style-name="P1"><text:span text:style-name="T2">$ </text:span>qmake -project</text:p>
      <text:p text:style-name="P1"/>
      <text:p text:style-name="P4">3. Now there should be a file named CURRENT_DIRECTORY.pro (e.g. <text:span text:style-name="T11">src.pro</text:span>) which <text:span text:style-name="T2">has been</text:span> generate<text:span text:style-name="T2">d</text:span> by the previous qmake command. Open the generated .pro file in your favorite editor and make the following changes:</text:p>
      <text:p text:style-name="P1"/>
      <text:p text:style-name="P8">#TEMPLATE = app</text:p>
      <text:p text:style-name="P8">#TARGET = src</text:p>
      <text:p text:style-name="P8">#INCLUDEPATH += .</text:p>
      <text:p text:style-name="P1"/>
      <text:p text:style-name="P7">TEMPLATE = lib</text:p>
      <text:p text:style-name="P7">TARGET = b64</text:p>
      <text:p text:style-name="P7">INCLUDEPATH += ../include</text:p>
      <text:p text:style-name="P7">CONFIG -= qt</text:p>
      <text:p text:style-name="P7"/>
      <text:p text:style-name="P1"><text:span text:style-name="T12">4</text:span>. Finally, generate the proper makefiles and build the library by using the following commands:</text:p>
      <text:p text:style-name="P1"/>
      <text:p text:style-name="P1"><text:span text:style-name="T4">$ </text:span>qmake</text:p>
      <text:p text:style-name="P1"><text:span text:style-name="T4">$ </text:span>mingw32-make all -j&lt;NUMBER_OF_YOUR_CPU_CORES + 1&gt;</text:p>
      <text:p text:style-name="P1"/>
      <text:p text:style-name="P1"><text:span text:style-name="T12">5</text:span>. Copy the following .dll (shared) and .a (static) files, generated for both debug and release variants to YOUR_COMPILER_LINK_PATH.</text:p>
      <text:p text:style-name="P1"/>
      <text:p text:style-name="P9"><text:span text:style-name="T15">LIBB64_SOURCE_DIRECTORY/src/</text:span>debug/b64.dll</text:p>
      <text:p text:style-name="P10"><text:span text:style-name="T15">LIBB64_SOURCE_DIRECTORY/src/</text:span>debug/libb64.a</text:p>
      <text:p text:style-name="P10"><text:span text:style-name="T15">LIBB64_SOURCE_DIRECTORY/src/</text:span>release/b64.dll</text:p>
      <text:p text:style-name="P10"><text:span text:style-name="T15">LIBB64_SOURCE_DIRECTORY/src/</text:span>release/libb64.a</text:p>
      <text:p text:style-name="P9"/>
      <text:p text:style-name="P6"><text:span text:style-name="T14">6</text:span>. Copy <text:span text:style-name="T15">LIBB64</text:span>_SOURCE_DIRECTORY/<text:span text:style-name="T12">include/b64</text:span> <text:span text:style-name="T12">directory</text:span> to YOUR_COMPILER_INCLUDE_PATH/ in order to be able to include <text:span text:style-name="T12">libb64</text:span> headers from your own cod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08:38:47.517000000</meta:creation-date>
    <dc:date>2013-10-28T09:37:06.883000000</dc:date>
    <meta:editing-duration>PT19M39S</meta:editing-duration>
    <meta:editing-cycles>24</meta:editing-cycles>
    <meta:generator>LibreOffice/4.1.1.2$Windows_x86 LibreOffice_project/7e4286b58adc75a14f6d83f53a03b6c11fa2903</meta:generator>
    <meta:document-statistic meta:table-count="0" meta:image-count="0" meta:object-count="0" meta:page-count="1" meta:paragraph-count="23" meta:word-count="225" meta:character-count="1548" meta:non-whitespace-character-count="1346"/>
  </office:meta>
</office:document-meta>
</file>